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baseChinook" style:family="table">
      <style:table-properties style:width="3.8125in" fo:margin-left="0in" fo:margin-right="2.8806in" table:align="margins"/>
    </style:style>
    <style:style style:name="DatabaseChinook.A" style:family="table-column">
      <style:table-column-properties style:column-width="1.8646in" style:rel-column-width="32051*"/>
    </style:style>
    <style:style style:name="DatabaseChinook.B" style:family="table-column">
      <style:table-column-properties style:column-width="1.9479in" style:rel-column-width="33484*"/>
    </style:style>
    <style:style style:name="DatabaseChinook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baseChinook.B1" style:family="table-cell">
      <style:table-cell-properties fo:padding="0.0382in" fo:border="0.0007in solid #000000"/>
    </style:style>
    <style:style style:name="DatabaseChinook.A2" style:family="table-cell">
      <style:table-cell-properties fo:padding="0.0382in" fo:border-left="0.0007in solid #000000" fo:border-right="none" fo:border-top="none" fo:border-bottom="0.0007in solid #000000"/>
    </style:style>
    <style:style style:name="DatabaseChinook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1" style:family="table">
      <style:table-properties style:width="6.6931in" table:align="margins"/>
    </style:style>
    <style:style style:name="Tabel1.A" style:family="table-column">
      <style:table-column-properties style:column-width="0.8368in" style:rel-column-width="8191*"/>
    </style:style>
    <style:style style:name="Tabel1.B" style:family="table-column">
      <style:table-column-properties style:column-width="0.8368in" style:rel-column-width="8192*"/>
    </style:style>
    <style:style style:name="Tabel1.H" style:family="table-column">
      <style:table-column-properties style:column-width="0.8368in" style:rel-column-width="8193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1.H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1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2" style:family="table">
      <style:table-properties style:width="6.6931in" table:align="margins"/>
    </style:style>
    <style:style style:name="Tabel2.A" style:family="table-column">
      <style:table-column-properties style:column-width="3.3465in" style:rel-column-width="32767*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B1" style:family="table-cell">
      <style:table-cell-properties fo:padding="0.0382in" fo:border="0.0007in solid #000000"/>
    </style:style>
    <style:style style:name="Tabel2.A2" style:family="table-cell">
      <style:table-cell-properties fo:padding="0.0382in" fo:border-left="0.0007in solid #000000" fo:border-right="none" fo:border-top="none" fo:border-bottom="0.0007in solid #000000"/>
    </style:style>
    <style:style style:name="Tabel2.B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atabaseChinook" table:style-name="DatabaseChinook">
        <table:table-column table:style-name="DatabaseChinook.A"/>
        <table:table-column table:style-name="DatabaseChinook.B"/>
        <table:table-row>
          <table:table-cell table:style-name="DatabaseChinook.A1" office:value-type="string">
            <text:p text:style-name="Table_20_Contents">Track Properties</text:p>
          </table:table-cell>
          <table:table-cell table:style-name="DatabaseChinook.B1" office:value-type="string">
            <text:p text:style-name="Table_20_Contents">Franklin</text:p>
          </table:table-cell>
        </table:table-row>
        <table:table-row>
          <table:table-cell table:style-name="DatabaseChinook.A2" office:value-type="string">
            <text:p text:style-name="Table_20_Contents">Playlists</text:p>
          </table:table-cell>
          <table:table-cell table:style-name="DatabaseChinook.B2" office:value-type="string">
            <text:p text:style-name="Table_20_Contents">Mo</text:p>
          </table:table-cell>
        </table:table-row>
        <table:table-row>
          <table:table-cell table:style-name="DatabaseChinook.A2" office:value-type="string">
            <text:p text:style-name="Table_20_Contents">Employee</text:p>
          </table:table-cell>
          <table:table-cell table:style-name="DatabaseChinook.B2" office:value-type="string">
            <text:p text:style-name="Table_20_Contents">Tino</text:p>
          </table:table-cell>
        </table:table-row>
        <table:table-row>
          <table:table-cell table:style-name="DatabaseChinook.A2" office:value-type="string">
            <text:p text:style-name="Table_20_Contents">Customer</text:p>
          </table:table-cell>
          <table:table-cell table:style-name="DatabaseChinook.B2" office:value-type="string">
            <text:p text:style-name="Table_20_Contents">Kino</text:p>
          </table:table-cell>
        </table:table-row>
        <table:table-row>
          <table:table-cell table:style-name="DatabaseChinook.A2" office:value-type="string">
            <text:p text:style-name="Table_20_Contents">Invoice</text:p>
          </table:table-cell>
          <table:table-cell table:style-name="DatabaseChinook.B2" office:value-type="string">
            <text:p text:style-name="Table_20_Contents">Murat</text:p>
          </table:table-cell>
        </table:table-row>
        <table:table-row>
          <table:table-cell table:style-name="DatabaseChinook.A2" office:value-type="string">
            <text:p text:style-name="Table_20_Contents">Foreign Keys</text:p>
          </table:table-cell>
          <table:table-cell table:style-name="DatabaseChinook.B2" office:value-type="string">
            <text:p text:style-name="Table_20_Contents">Tino</text:p>
          </table:table-cell>
        </table:table-row>
      </table:table>
      <text:p text:style-name="Standard"/>
      <table:table table:name="Tabel1" table:style-name="Tabel1">
        <table:table-column table:style-name="Tabel1.A"/>
        <table:table-column table:style-name="Tabel1.B" table:number-columns-repeated="2"/>
        <table:table-column table:style-name="Tabel1.A"/>
        <table:table-column table:style-name="Tabel1.B" table:number-columns-repeated="3"/>
        <table:table-column table:style-name="Tabel1.H"/>
        <table:table-row>
          <table:table-cell table:style-name="Tabel1.A1" office:value-type="string">
            <text:p text:style-name="Table_20_Contents">Tino</text:p>
          </table:table-cell>
          <table:table-cell table:style-name="Tabel1.B1" office:value-type="float" office:value="4.12">
            <text:p text:style-name="Table_20_Contents">4.12</text:p>
          </table:table-cell>
          <table:table-cell table:style-name="Tabel1.B1" office:value-type="float" office:value="4.1">
            <text:p text:style-name="Table_20_Contents">4.1</text:p>
          </table:table-cell>
          <table:table-cell table:style-name="Tabel1.B1" office:value-type="float" office:value="4.6">
            <text:p text:style-name="Table_20_Contents">4.6</text:p>
          </table:table-cell>
          <table:table-cell table:style-name="Tabel1.B1" office:value-type="float" office:value="4.16">
            <text:p text:style-name="Table_20_Contents">4.16</text:p>
          </table:table-cell>
          <table:table-cell table:style-name="Tabel1.B1" office:value-type="float" office:value="5.3">
            <text:p text:style-name="Table_20_Contents">5.3</text:p>
          </table:table-cell>
          <table:table-cell table:style-name="Tabel1.B1" office:value-type="float" office:value="5.9">
            <text:p text:style-name="Table_20_Contents">5.9</text:p>
          </table:table-cell>
          <table:table-cell table:style-name="Tabel1.H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Kino</text:p>
          </table:table-cell>
          <table:table-cell table:style-name="Tabel1.B2" office:value-type="float" office:value="4.13">
            <text:p text:style-name="Table_20_Contents">4.13</text:p>
          </table:table-cell>
          <table:table-cell table:style-name="Tabel1.B2" office:value-type="float" office:value="4.3">
            <text:p text:style-name="Table_20_Contents">4.3</text:p>
          </table:table-cell>
          <table:table-cell table:style-name="Tabel1.B2" office:value-type="float" office:value="4.7">
            <text:p text:style-name="Table_20_Contents">4.7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4">
            <text:p text:style-name="Table_20_Contents">5.4</text:p>
          </table:table-cell>
          <table:table-cell table:style-name="Tabel1.B2" office:value-type="float" office:value="5.6">
            <text:p text:style-name="Table_20_Contents">5.6</text:p>
          </table:table-cell>
          <table:table-cell table:style-name="Tabel1.H2" office:value-type="float" office:value="5.11">
            <text:p text:style-name="Table_20_Contents">5.11</text:p>
          </table:table-cell>
        </table:table-row>
        <table:table-row>
          <table:table-cell table:style-name="Tabel1.A2" office:value-type="string">
            <text:p text:style-name="Table_20_Contents">Frenklin</text:p>
          </table:table-cell>
          <table:table-cell table:style-name="Tabel1.B2" office:value-type="float" office:value="4.2">
            <text:p text:style-name="Table_20_Contents">4.2</text:p>
          </table:table-cell>
          <table:table-cell table:style-name="Tabel1.B2" office:value-type="float" office:value="4.4">
            <text:p text:style-name="Table_20_Contents">4.4</text:p>
          </table:table-cell>
          <table:table-cell table:style-name="Tabel1.B2" office:value-type="float" office:value="4.8">
            <text:p text:style-name="Table_20_Contents">4.8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5">
            <text:p text:style-name="Table_20_Contents">5.5</text:p>
          </table:table-cell>
          <table:table-cell table:style-name="Tabel1.B2" office:value-type="float" office:value="5.7">
            <text:p text:style-name="Table_20_Contents">5.7</text:p>
          </table:table-cell>
          <table:table-cell table:style-name="Tabel1.H3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o</text:p>
          </table:table-cell>
          <table:table-cell table:style-name="Tabel1.B2" office:value-type="float" office:value="4.15">
            <text:p text:style-name="Table_20_Contents">4.15</text:p>
          </table:table-cell>
          <table:table-cell table:style-name="Tabel1.B2" office:value-type="float" office:value="4.9">
            <text:p text:style-name="Table_20_Contents">4.9</text:p>
          </table:table-cell>
          <table:table-cell table:style-name="Tabel1.B2" office:value-type="float" office:value="4.11">
            <text:p text:style-name="Table_20_Contents">4.11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2">
            <text:p text:style-name="Table_20_Contents">5.2</text:p>
          </table:table-cell>
          <table:table-cell table:style-name="Tabel1.B2" office:value-type="float" office:value="5.8">
            <text:p text:style-name="Table_20_Contents">5.8</text:p>
          </table:table-cell>
          <table:table-cell table:style-name="Tabel1.H3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urat</text:p>
          </table:table-cell>
          <table:table-cell table:style-name="Tabel1.A2" office:value-type="string">
            <text:p text:style-name="Table_20_Contents">4,10</text:p>
          </table:table-cell>
          <table:table-cell table:style-name="Tabel1.B2" office:value-type="float" office:value="4.5">
            <text:p text:style-name="Table_20_Contents">4.5</text:p>
          </table:table-cell>
          <table:table-cell table:style-name="Tabel1.B2" office:value-type="float" office:value="4.14">
            <text:p text:style-name="Table_20_Contents">4.14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5,10</text:p>
          </table:table-cell>
          <table:table-cell table:style-name="Tabel1.B2" office:value-type="float" office:value="5.1">
            <text:p text:style-name="Table_20_Contents">5.1</text:p>
          </table:table-cell>
          <table:table-cell table:style-name="Tabel1.H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2" table:style-name="Tabel2">
        <table:table-column table:style-name="Tabel2.A" table:number-columns-repeated="2"/>
        <table:table-row>
          <table:table-cell table:style-name="Tabel2.A1" office:value-type="string">
            <text:p text:style-name="Table_20_Contents">Verloop van het programma ***</text:p>
          </table:table-cell>
          <table:table-cell table:style-name="Tabel2.B1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Het spel ***</text:p>
          </table:table-cell>
          <table:table-cell table:style-name="Tabel2.B2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Bord weergeven **</text:p>
          </table:table-cell>
          <table:table-cell table:style-name="Tabel2.B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Input van de User **</text:p>
          </table:table-cell>
          <table:table-cell table:style-name="Tabel2.B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X weergeven ***</text:p>
          </table:table-cell>
          <table:table-cell table:style-name="Tabel2.B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 weergeven ***</text:p>
          </table:table-cell>
          <table:table-cell table:style-name="Tabel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03T10:33:48.74</meta:creation-date>
    <dc:date>2020-05-01T12:49:03.25</dc:date>
    <dc:creator>Tino Kerkhof</dc:creator>
    <meta:editing-duration>P15DT11M45S</meta:editing-duration>
    <meta:editing-cycles>2</meta:editing-cycles>
    <meta:generator>OpenOffice/4.1.7$Win32 OpenOffice.org_project/417m1$Build-9800</meta:generator>
    <meta:document-statistic meta:table-count="3" meta:image-count="0" meta:object-count="0" meta:page-count="1" meta:paragraph-count="52" meta:word-count="70" meta:character-count="316"/>
  </office:meta>
</office:document-meta>
</file>